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IRDavat" svg:font-family="IRDava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IRDavat" fo:font-size="16pt" officeooo:rsid="00194509" officeooo:paragraph-rsid="00194509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IRDavat" fo:font-size="16pt" officeooo:rsid="00194509" officeooo:paragraph-rsid="00194509" style:font-size-asian="16pt" style:font-name-complex="IRDavat" style:font-size-complex="16pt"/>
    </style:style>
    <style:style style:name="P3" style:family="paragraph" style:parent-style-name="Standard">
      <style:paragraph-properties fo:text-align="end" style:justify-single-word="false"/>
      <style:text-properties style:font-name="IRDavat" fo:font-size="16pt" officeooo:rsid="00194509" officeooo:paragraph-rsid="00194509" style:font-size-asian="16pt" style:font-name-complex="IRDavat" style:font-size-complex="16pt"/>
    </style:style>
    <style:style style:name="P4" style:family="paragraph" style:parent-style-name="Standard">
      <style:paragraph-properties fo:text-align="end" style:justify-single-word="false"/>
      <style:text-properties style:font-name="IRDavat" fo:font-size="16pt" officeooo:rsid="001b0206" officeooo:paragraph-rsid="001b0206" style:font-size-asian="16pt" style:font-name-complex="IRDavat" style:font-size-complex="16pt"/>
    </style:style>
    <style:style style:name="P5" style:family="paragraph" style:parent-style-name="Standard">
      <style:paragraph-properties fo:text-align="end" style:justify-single-word="false"/>
      <style:text-properties style:font-name="IRDavat" fo:font-size="16pt" officeooo:rsid="001df484" officeooo:paragraph-rsid="001df484" style:font-size-asian="16pt" style:font-name-complex="IRDavat" style:font-size-complex="16pt"/>
    </style:style>
    <style:style style:name="P6" style:family="paragraph" style:parent-style-name="Standard">
      <style:paragraph-properties fo:text-align="end" style:justify-single-word="false"/>
      <style:text-properties style:font-name="IRDavat" fo:font-size="16pt" officeooo:rsid="001dfb22" officeooo:paragraph-rsid="001dfb22" style:font-size-asian="16pt" style:font-name-complex="IRDavat" style:font-size-complex="16pt"/>
    </style:style>
    <style:style style:name="T1" style:family="text">
      <style:text-properties style:font-name-complex="IRDavat"/>
    </style:style>
    <style:style style:name="T2" style:family="text">
      <style:text-properties officeooo:rsid="001b0206" style:font-name-complex="IRDavat"/>
    </style:style>
    <style:style style:name="T3" style:family="text">
      <style:text-properties officeooo:rsid="001df484"/>
    </style:style>
    <style:style style:name="T4" style:family="text">
      <style:text-properties officeooo:rsid="001dfb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به نام خدا</text:p>
      <text:p text:style-name="P3">- تعریف پروژه</text:p>
      <text:p text:style-name="P3">- اعضای تیم چه کسانی هستند؟ وظیفه هر یک چیست؟</text:p>
      <text:p text:style-name="P3">- از دیدگاه انسانی و از دیدگاه تکنیکی پروژه باید تعریف شود.</text:p>
      <text:p text:style-name="P1"><text:span text:style-name="T1">- </text:span><text:span text:style-name="T2">هدف چی هست؟</text:span></text:p>
      <text:p text:style-name="P4">- اهداف پروژه</text:p>
      <text:p text:style-name="P4">- زمان تخمین انجام پروژه</text:p>
      <text:p text:style-name="P4">- گزارش فرحان</text:p>
      <text:p text:style-name="P4">- <text:span text:style-name="T3">design manager</text:span></text:p>
      <text:p text:style-name="P4">- <text:span text:style-name="T3">data base</text:span></text:p>
      <text:p text:style-name="P5">هدف از این پروژه راه‌اندازی یک بازار خرید و فروش سهمابه است. خرید و فروش در یک دشت آبی انجام می‌شود. منظور از حقآبه: <text:s text:c="2"/></text:p>
      <text:p text:style-name="P5">خریداران و فروشندگان در سراسر کشور می‌تواننند نسبت به خرید و فروش سهمابه اقدام نمایند. و هدف از این پروژه، ماشینی کردن این عملیات است.</text:p>
      <text:p text:style-name="P5">نحوه‌ی خرید و فروش:</text:p>
      <text:p text:style-name="P5">---------------</text:p>
      <text:p text:style-name="P5">بر پایه‌ی اصطلاحات کامپیوتری امکان خرید و فروش از طریق browser می‌باشد.</text:p>
      <text:p text:style-name="P5">با اطمینان ۱۰۰ درصد پروتکل‌های خرید و فروش ایمن باید رعایت شود.</text:p>
      <text:p text:style-name="P5">این پروژه دارای ویژگی‌ها و مسائل خاص خود می‌باشد.</text:p>
      <text:p text:style-name="P5">---------</text:p>
      <text:p text:style-name="P5">تعریف کارکردها</text:p>
      <text:p text:style-name="P5">--------</text:p>
      <text:p text:style-name="P5">- <text:span text:style-name="T4">gantt chart</text:span></text:p>
      <text:p text:style-name="P6">؟‌ - در کدام کشورها مشابه این بانک آب وجود دارد؟</text:p>
      <text:p text:style-name="P6">؟- آیا اصطلاحات sell capacity, buy capacity, well capacity درست هستند؟</text:p>
      <text:p text:style-name="P6">افراد: چاه‌وند – آب‌وند -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IRDavat" svg:font-family="IRDava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Tahoma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Tahoma1" style:font-family-complex="Tahoma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6T18:18:15.657000000</meta:creation-date>
    <meta:editing-duration>PT8M45S</meta:editing-duration>
    <meta:editing-cycles>4</meta:editing-cycles>
    <meta:generator>LibreOffice/7.2.4.1$Windows_X86_64 LibreOffice_project/27d75539669ac387bb498e35313b970b7fe9c4f9</meta:generator>
    <dc:date>2021-12-26T18:37:01.081000000</dc:date>
    <meta:document-statistic meta:table-count="0" meta:image-count="0" meta:object-count="0" meta:page-count="1" meta:paragraph-count="24" meta:word-count="169" meta:character-count="863" meta:non-whitespace-character-count="713"/>
  </office:meta>
</office:document-meta>
</file>